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 Sans" svg:font-family="'Open Sans', 'Helvetica Neue', Helvetica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.0937in" fo:orphans="2" fo:widows="2"/>
      <style:text-properties fo:font-variant="normal" fo:text-transform="none" fo:color="#575757" style:font-name="Open Sans" fo:font-size="10.5pt" fo:letter-spacing="normal" fo:font-style="normal" fo:font-weight="normal" style:font-weight-asian="normal" style:font-weight-complex="normal"/>
    </style:style>
    <style:style style:name="P2" style:family="paragraph" style:parent-style-name="Text_20_body">
      <style:paragraph-properties fo:margin-top="0in" fo:margin-bottom="0.0937in" fo:orphans="2" fo:widows="2"/>
      <style:text-properties fo:font-weight="bold" style:font-weight-asian="bold" style:font-weight-complex="bold"/>
    </style:style>
    <style:style style:name="P3" style:family="paragraph" style:parent-style-name="Text_20_body" style:list-style-name="L1">
      <style:paragraph-properties fo:margin-top="0in" fo:margin-bottom="0.0937in" fo:orphans="2" fo:widows="2"/>
      <style:text-properties fo:font-variant="normal" fo:text-transform="none" fo:color="#575757" style:font-name="Open Sans" fo:font-size="10.5pt" fo:letter-spacing="normal" fo:font-style="normal" fo:font-weight="bold" style:font-weight-asian="bold" style:font-weight-complex="bold"/>
    </style:style>
    <style:style style:name="P4" style:family="paragraph" style:parent-style-name="Text_20_body">
      <style:paragraph-properties fo:margin-top="0in" fo:margin-bottom="0.0937in" fo:orphans="2" fo:widows="2"/>
      <style:text-properties fo:font-variant="normal" fo:text-transform="none" fo:color="#575757" style:font-name="Open Sans" fo:font-size="10.5pt" fo:letter-spacing="normal" fo:font-style="normal" fo:font-weight="normal" style:font-weight-asian="normal" style:font-weight-complex="normal"/>
    </style:style>
    <style:style style:name="P5" style:family="paragraph" style:parent-style-name="Text_20_body">
      <style:paragraph-properties fo:margin-top="0in" fo:margin-bottom="0.0937in" fo:orphans="2" fo:widows="2"/>
      <style:text-properties fo:font-weight="bold" style:font-weight-asian="bold" style:font-weight-complex="bold"/>
    </style:style>
    <style:style style:name="T1" style:family="text">
      <style:text-properties fo:color="#d9230f" style:text-line-through-style="none" style:text-underline-style="none" style:text-blinking="false" fo:background-color="transparent"/>
    </style:style>
    <text:list-style style:name="L1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364548230548815702" text:style-name="L1">
        <text:list-item>
          <text:p text:style-name="P3">What is the command to generate a new Angular app with less as the CSS pre-processor?</text:p>
        </text:list-item>
      </text:list>
      <text:p text:style-name="P1">ng new &lt;app-name&gt; --style=less</text:p>
      <text:p text:style-name="P1"/>
      <text:list xml:id="list34621505" text:continue-numbering="true" text:style-name="L1">
        <text:list-item>
          <text:p text:style-name="P3">What is the purpose of the app.module.ts file?</text:p>
        </text:list-item>
      </text:list>
      <text:p text:style-name="P1">Here you define the components that we use. This is also where you define the routing for your application if you are using it.</text:p>
      <text:p text:style-name="P1"/>
      <text:list xml:id="list34632357" text:continue-numbering="true" text:style-name="L1">
        <text:list-item>
          <text:p text:style-name="P3">What command will you use to generate a component in Angular?</text:p>
        </text:list-item>
      </text:list>
      <text:p text:style-name="P1">"ng g c &lt;component-name&gt;"</text:p>
      <text:p text:style-name="P1">"ng generate coumponent &lt;component-name&gt;"</text:p>
      <text:p text:style-name="P1"/>
      <text:list xml:id="list34633723" text:continue-numbering="true" text:style-name="L1">
        <text:list-item>
          <text:p text:style-name="P3">What is a structural directive in Angular?</text:p>
        </text:list-item>
      </text:list>
      <text:p text:style-name="P1">Structural directives are parameters used within html. Like:</text:p>
      <text:p text:style-name="P1">*ngIf</text:p>
      <text:p text:style-name="P1">*ngFor</text:p>
      <text:p text:style-name="P1">[ngSwitch] *ngSwitchCase</text:p>
      <text:p text:style-name="P1"/>
      <text:list xml:id="list34623525" text:continue-numbering="true" text:style-name="L1">
        <text:list-item>
          <text:p text:style-name="P3">What code snippet would you use to declare a variable which is an Array of type numbers?</text:p>
        </text:list-item>
      </text:list>
      <text:p text:style-name="P1">"let myNumbers = [1, 2, 3, 4, 5] //Writing a array of numbers when you declare the variable"</text:p>
      <text:p text:style-name="P1">"let myNumbers: Number[] //Declare a empty number array"</text:p>
      <text:p text:style-name="P1">"let myNumbers: Array&lt;number&gt; //Declare a empty number array"</text:p>
      <text:p text:style-name="P1"/>
      <text:list xml:id="list34631192" text:continue-numbering="true" text:style-name="L1">
        <text:list-item>
          <text:p text:style-name="P3">What is dependency injection in Angular?</text:p>
        </text:list-item>
      </text:list>
      <text:p text:style-name="P1"/>
      <text:list xml:id="list34620455" text:continue-numbering="true" text:style-name="L1">
        <text:list-item>
          <text:p text:style-name="P3">Please provide a code snippet which would illustrate a route in Angular?</text:p>
        </text:list-item>
      </text:list>
      <text:p text:style-name="P1"/>
      <text:list xml:id="list34638019" text:continue-numbering="true" text:style-name="L1">
        <text:list-item>
          <text:p text:style-name="P3">What is an observable?</text:p>
        </text:list-item>
      </text:list>
      <text:p text:style-name="P1"/>
      <text:list xml:id="list34644808" text:continue-numbering="true" text:style-name="L1">
        <text:list-item>
          <text:p text:style-name="P3">We have created a simple application please style this application and make it look suitable to hand over to a prospective client. Please use BEM in conjunction with SASS to complete this project.</text:p>
        </text:list-item>
      </text:list>
      <text:p text:style-name="P1"><text:a xlink:type="simple" xlink:href="https://github.com/Hortasha/Noroff-AngularApp" text:style-name="Internet_20_link" text:visited-style-name="Visited_20_Internet_20_Link">https://github.com/Hortasha/Noroff-AngularApp</text:a></text:p>
      <text:p text:style-name="P1"/>
      <text:list xml:id="list34645149" text:continue-numbering="true" text:style-name="L1">
        <text:list-item>
          <text:p text:style-name="P3"><text:s/>Since this is a dashboard please choose 4 of your favourite API’s from this list: <text:a xlink:type="simple" xlink:href="https://github.com/toddmotto/public-apis" text:style-name="Internet_20_link" text:visited-style-name="Visited_20_Internet_20_Link"><text:span text:style-name="T1">https://github.com/toddmotto/public-apis</text:span></text:a><text:line-break/>Place those 4 API’s inside your dashboard.</text:p>
        </text:list-item>
      </text:list>
      <text:p text:style-name="P2"><text:a xlink:type="simple" xlink:href="https://github.com/Hortasha/Noroff-AngularApp" text:style-name="Internet_20_link" text:visited-style-name="Visited_20_Internet_20_Link">https://github.com/Hortasha/Noroff-AngularApp</text:a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 Sans" svg:font-family="'Open Sans', 'Helvetica Neue', Helvetica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18M53S</meta:editing-duration>
    <meta:editing-cycles>9</meta:editing-cycles>
    <meta:generator>OpenOffice/4.1.5$Win32 OpenOffice.org_project/415m1$Build-9789</meta:generator>
    <dc:date>2019-03-20T14:42:48.10</dc:date>
    <meta:document-statistic meta:table-count="0" meta:image-count="0" meta:object-count="0" meta:page-count="1" meta:paragraph-count="23" meta:word-count="232" meta:character-count="1456"/>
    <meta:user-defined meta:name="Info 1"/>
    <meta:user-defined meta:name="Info 2"/>
    <meta:user-defined meta:name="Info 3"/>
    <meta:user-defined meta:name="Info 4"/>
  </office:meta>
</office:document-meta>
</file>